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T3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T4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5" style:parent-style-name="Normal" style:family="paragraph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 fo:color="#0B0C0C" fo:background-color="#FFFFFF"/>
    </style:style>
    <style:style style:name="T8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9" style:parent-style-name="DefaultParagraphFont" style:family="text">
      <style:text-properties style:font-name="Arial" style:font-name-asian="Arial" style:font-name-complex="Arial" fo:color="#333333"/>
    </style:style>
    <style:style style:name="T10" style:parent-style-name="DefaultParagraphFont" style:family="text">
      <style:text-properties style:font-name="Arial" style:font-name-asian="Arial" style:font-name-complex="Arial" fo:color="#333333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0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21" style:parent-style-name="DefaultParagraphFont" style:family="text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26" style:parent-style-name="Normal" style:family="paragraph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9" style:parent-style-name="DefaultParagraphFont" style:family="text">
      <style:text-properties style:font-name="Arial" style:font-name-complex="Arial" fo:color="#0B0C0C" fo:background-color="#FFFFFF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="Arial" style:font-name-complex="Arial" fo:color="#0B0C0C" fo:background-color="#FFFFFF"/>
    </style:style>
    <style:style style:name="T33" style:parent-style-name="DefaultParagraphFont" style:family="text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5" style:parent-style-name="DefaultParagraphFont" style:family="text">
      <style:text-properties style:font-name="Arial" style:font-name-complex="Arial" fo:color="#0B0C0C" fo:background-color="#FFFFFF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8" style:parent-style-name="DefaultParagraphFont" style:family="text">
      <style:text-properties style:font-name="Arial" style:font-name-complex="Arial" fo:color="#0B0C0C" fo:background-color="#FFFFFF"/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="Arial" style:font-name-complex="Arial" fo:color="#0B0C0C" fo:background-color="#FFFFFF"/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4" style:parent-style-name="DefaultParagraphFont" style:family="text">
      <style:text-properties style:font-name="Arial" style:font-name-complex="Arial" fo:color="#0B0C0C" fo:background-color="#FFFFFF"/>
    </style:style>
    <style:style style:name="T45" style:parent-style-name="DefaultParagraphFont" style:family="text">
      <style:text-properties style:font-name="Arial" style:font-name-complex="Arial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9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0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1" style:parent-style-name="DefaultParagraphFont" style:family="text">
      <style:text-properties style:font-name="Arial" style:font-name-complex="Arial"/>
    </style:style>
    <style:style style:name="P52" style:parent-style-name="Normal" style:family="paragraph">
      <style:text-properties style:font-name="Arial" style:font-name-complex="Arial"/>
    </style:style>
    <style:style style:name="P53" style:parent-style-name="Normal" style:family="paragraph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5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6" style:parent-style-name="DefaultParagraphFont" style:family="text">
      <style:text-properties style:font-name="Arial" style:font-name-complex="Arial"/>
    </style:style>
    <style:style style:name="P57" style:parent-style-name="Normal" style:family="paragraph">
      <style:text-properties style:font-name="Arial" style:font-name-complex="Arial"/>
    </style:style>
    <style:style style:name="P5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P62" style:parent-style-name="Normal" style:family="paragraph">
      <style:text-properties style:font-name="Arial" style:font-name-complex="Arial"/>
    </style:style>
    <style:style style:name="P63" style:parent-style-name="Normal" style:family="paragraph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5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6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67" style:parent-style-name="Normal" style:family="paragraph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/>
    </style:style>
    <style:style style:name="P6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0" style:parent-style-name="Normal" style:family="paragraph">
      <style:text-properties style:font-name="Arial" style:font-name-complex="Arial"/>
    </style:style>
    <style:style style:name="P7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2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3" style:parent-style-name="DefaultParagraphFont" style:family="text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7" style:parent-style-name="DefaultParagraphFont" style:family="text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1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2" style:parent-style-name="DefaultParagraphFont" style:family="text">
      <style:text-properties style:font-name="Arial" style:font-name-complex="Arial"/>
    </style:style>
    <style:style style:name="P83" style:parent-style-name="Normal" style:family="paragraph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text-properties style:font-name="Arial" style:font-name-complex="Arial"/>
    </style:style>
    <style:style style:name="T86" style:parent-style-name="DefaultParagraphFont" style:family="text">
      <style:text-properties style:font-name="Arial" style:font-name-complex="Arial"/>
    </style:style>
    <style:style style:name="P87" style:parent-style-name="Normal" style:family="paragraph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P89" style:parent-style-name="Normal" style:family="paragraph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P91" style:parent-style-name="Normal" style:family="paragraph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94" style:parent-style-name="Normal" style:family="paragraph">
      <style:text-properties style:font-name="Arial" style:font-name-asian="Arial" style:font-name-complex="Arial" fo:color="#808080" fo:font-size="11pt" style:font-size-asian="11pt" style:font-size-complex="11pt"/>
    </style:style>
    <style:style style:name="P95" style:parent-style-name="Normal" style:family="paragraph">
      <style:text-properties fo:hyphenate="true"/>
    </style:style>
    <style:style style:name="T96" style:parent-style-name="DefaultParagraphFont" style:family="text">
      <style:text-properties style:font-name="Arial" style:font-name-complex="Arial" fo:color="#808080" fo:font-size="11pt" style:font-size-asian="11pt" style:font-size-complex="11pt" fo:background-color="#FFFFFF"/>
    </style:style>
    <style:style style:name="P97" style:parent-style-name="Normal" style:family="paragraph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3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104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105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06" style:parent-style-name="DefaultParagraphFont" style:family="text">
      <style:text-properties style:font-name="Arial" style:font-name-complex="Arial"/>
    </style:style>
    <style:style style:name="P10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09" style:parent-style-name="DefaultParagraphFont" style:family="text">
      <style:text-properties style:font-name="Arial" style:font-name-complex="Arial"/>
    </style:style>
    <style:style style:name="P110" style:parent-style-name="Normal" style:family="paragraph">
      <style:paragraph-properties fo:margin-left="0.5in">
        <style:tab-stops/>
      </style:paragraph-properties>
    </style:style>
    <style:style style:name="T111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12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13" style:parent-style-name="DefaultParagraphFont" style:family="text">
      <style:text-properties style:font-name="Arial" style:font-name-asian="Arial" style:font-name-complex="Arial"/>
    </style:style>
    <style:style style:name="T114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15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9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2" style:parent-style-name="DefaultParagraphFont" style:family="text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7" style:parent-style-name="DefaultParagraphFont" style:family="text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P157" style:parent-style-name="Normal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P163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6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66" style:parent-style-name="Normal" style:family="paragraph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T168" style:parent-style-name="DefaultParagraphFont" style:family="text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T170" style:parent-style-name="DefaultParagraphFont" style:family="text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P177" style:parent-style-name="Normal" style:family="paragraph">
      <style:text-properties style:font-name="Arial" style:font-name-complex="Arial"/>
    </style:style>
    <style:style style:name="T178" style:parent-style-name="DefaultParagraphFont" style:family="text">
      <style:text-properties style:font-name="Arial" style:font-name-complex="Arial"/>
    </style:style>
    <style:style style:name="P179" style:parent-style-name="Normal" style:family="paragraph">
      <style:text-properties style:font-name="Arial" style:font-name-complex="Arial"/>
    </style:style>
    <style:style style:name="T180" style:parent-style-name="DefaultParagraphFont" style:family="text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T184" style:parent-style-name="DefaultParagraphFont" style:family="text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/>
    </style:style>
    <style:style style:name="T186" style:parent-style-name="DefaultParagraphFont" style:family="text">
      <style:text-properties style:font-name="Arial" style:font-name-complex="Arial"/>
    </style:style>
    <style:style style:name="P187" style:parent-style-name="Normal" style:family="paragraph">
      <style:text-properties style:font-name="Arial" style:font-name-complex="Arial"/>
    </style:style>
    <style:style style:name="T188" style:parent-style-name="DefaultParagraphFont" style:family="text">
      <style:text-properties style:font-name="Arial" style:font-name-complex="Arial"/>
    </style:style>
    <style:style style:name="P189" style:parent-style-name="Normal" style:family="paragraph">
      <style:text-properties style:font-name="Arial" style:font-name-complex="Arial"/>
    </style:style>
    <style:style style:name="T190" style:parent-style-name="DefaultParagraphFont" style:family="text">
      <style:text-properties style:font-name="Arial" style:font-name-complex="Arial"/>
    </style:style>
    <style:style style:name="P191" style:parent-style-name="Normal" style:family="paragraph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P193" style:parent-style-name="Normal" style:family="paragraph">
      <style:text-properties style:font-name="Arial" style:font-name-complex="Arial"/>
    </style:style>
    <style:style style:name="T194" style:parent-style-name="DefaultParagraphFont" style:family="text">
      <style:text-properties style:font-name="Arial" style:font-name-complex="Arial"/>
    </style:style>
    <style:style style:name="P195" style:parent-style-name="Normal" style:family="paragraph">
      <style:text-properties style:font-name="Arial" style:font-name-complex="Arial"/>
    </style:style>
    <style:style style:name="T196" style:parent-style-name="DefaultParagraphFont" style:family="text">
      <style:text-properties style:font-name="Arial" style:font-name-complex="Arial"/>
    </style:style>
    <style:style style:name="P197" style:parent-style-name="Normal" style:family="paragraph">
      <style:text-properties style:font-name="Arial" style:font-name-complex="Arial"/>
    </style:style>
    <style:style style:name="T198" style:parent-style-name="DefaultParagraphFont" style:family="text">
      <style:text-properties style:font-name="Arial" style:font-name-complex="Arial"/>
    </style:style>
    <style:style style:name="P199" style:parent-style-name="Normal" style:family="paragraph">
      <style:text-properties style:font-name="Arial" style:font-name-complex="Arial"/>
    </style:style>
    <style:style style:name="T200" style:parent-style-name="DefaultParagraphFont" style:family="text">
      <style:text-properties style:font-name="Arial" style:font-name-complex="Arial"/>
    </style:style>
    <style:style style:name="P201" style:parent-style-name="Normal" style:family="paragraph">
      <style:text-properties style:font-name="Arial" style:font-name-complex="Arial"/>
    </style:style>
    <style:style style:name="T202" style:parent-style-name="DefaultParagraphFont" style:family="text">
      <style:text-properties style:font-name="Arial" style:font-name-complex="Arial"/>
    </style:style>
    <style:style style:name="P203" style:parent-style-name="Normal" style:family="paragraph">
      <style:text-properties style:font-name="Arial" style:font-name-complex="Arial"/>
    </style:style>
    <style:style style:name="T204" style:parent-style-name="DefaultParagraphFont" style:family="text">
      <style:text-properties style:font-name="Arial" style:font-name-complex="Arial"/>
    </style:style>
    <style:style style:name="P205" style:parent-style-name="Normal" style:family="paragraph">
      <style:text-properties style:font-name="Arial" style:font-name-complex="Arial"/>
    </style:style>
    <style:style style:name="T206" style:parent-style-name="DefaultParagraphFont" style:family="text">
      <style:text-properties style:font-name="Arial" style:font-name-complex="Arial"/>
    </style:style>
    <style:style style:name="P207" style:parent-style-name="Normal" style:family="paragraph">
      <style:text-properties style:font-name="Arial" style:font-name-complex="Arial"/>
    </style:style>
    <style:style style:name="T208" style:parent-style-name="DefaultParagraphFont" style:family="text">
      <style:text-properties style:font-name="Arial" style:font-name-complex="Arial"/>
    </style:style>
    <style:style style:name="P209" style:parent-style-name="Normal" style:family="paragraph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P211" style:parent-style-name="Normal" style:family="paragraph">
      <style:text-properties style:font-name="Arial" style:font-name-complex="Arial"/>
    </style:style>
    <style:style style:name="T212" style:parent-style-name="DefaultParagraphFont" style:family="text">
      <style:text-properties style:font-name="Arial" style:font-name-complex="Arial"/>
    </style:style>
    <style:style style:name="P213" style:parent-style-name="Normal" style:family="paragraph">
      <style:text-properties style:font-name="Arial" style:font-name-complex="Arial"/>
    </style:style>
    <style:style style:name="T214" style:parent-style-name="DefaultParagraphFont" style:family="text">
      <style:text-properties style:font-name="Arial" style:font-name-complex="Arial"/>
    </style:style>
    <style:style style:name="P215" style:parent-style-name="Normal" style:family="paragraph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P217" style:parent-style-name="Normal" style:family="paragraph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P219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verseas entity<text:s/></text:span><text:span text:style-name="T3">identity</text:span><text:span text:style-name="T4"><text:s/>checks statement</text:span></text:p>
      <text:p text:style-name="P5"/>
      <text:p text:style-name="Normal"><text:span text:style-name="T6">Use this document to confirm that identity checks have been completed<text:s/></text:span><text:span text:style-name="T7">on all beneficial owners and managing officers of an overseas entity.</text:span><text:span text:style-name="T8"><text:s/></text:span><text:span text:style-name="T9">Th</text:span><text:span text:style-name="T10">e checks must be completed no more than 3 months before an overseas entity is registered.<text:s/></text:span></text:p>
      <text:p text:style-name="P11"/>
      <text:p text:style-name="P12">Identity checks must be carried out by a UK-regulated agent that is supervised under the Money Laundering, Terrorist Financing and Transfer of Funds Regulations 2017.</text:p>
      <text:p text:style-name="P13"/>
      <text:p text:style-name="P14">After completing this statement, email it to enquiries@companieshouse.gov.uk and put ‘Overseas entity<text:s/>identity<text:s/>checks statement’ in the subject line.<text:s/></text:p>
      <text:p text:style-name="P15"/>
      <text:p text:style-name="P16"/>
      <text:p text:style-name="P17">Details of UK-regulated agent</text:p>
      <text:p text:style-name="P18"/>
      <text:p text:style-name="P19">Name</text:p>
      <text:p text:style-name="P20">Enter the company name, or the name of the person if they are<text:s/>self-employed</text:p>
      <text:p text:style-name="Normal"><text:span text:style-name="T21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22"/>
      <text:p text:style-name="P23"/>
      <text:p text:style-name="P24">Correspondence address</text:p>
      <text:p text:style-name="P25"/>
      <text:p text:style-name="P26">Property name or number</text:p>
      <text:p text:style-name="Normal"><text:span text:style-name="T27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28"/>
      <text:p text:style-name="Normal"><text:span text:style-name="T29">Address line 1</text:span></text:p>
      <text:p text:style-name="Normal"><text:span text:style-name="T30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1"/>
      <text:p text:style-name="Normal"><text:span text:style-name="T32">Address line 2 (optional)</text:span></text:p>
      <text:p text:style-name="Normal"><text:span text:style-name="T33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4"/>
      <text:p text:style-name="Normal"><text:span text:style-name="T35">City or town</text:span></text:p>
      <text:p text:style-name="Normal"><text:span text:style-name="T36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37"/>
      <text:p text:style-name="Normal"><text:span text:style-name="T38">County (optional)</text:span></text:p>
      <text:p text:style-name="Normal"><text:span text:style-name="T39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40"/>
      <text:p text:style-name="Normal"><text:span text:style-name="T41">Country</text:span></text:p>
      <text:p text:style-name="Normal"><text:span text:style-name="T42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3"/>
      <text:p text:style-name="Normal"><text:span text:style-name="T44">Postcode</text:span></text:p>
      <text:p text:style-name="Normal"><text:span text:style-name="T45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46"/>
      <text:p text:style-name="P47"/>
      <text:p text:style-name="Normal"><text:span text:style-name="T48">Email address</text:span><text:line-break/><text:span text:style-name="T49">We'll use this if we need more<text:s/></text:span><text:span text:style-name="T50">information about the identity checks</text:span></text:p>
      <text:p text:style-name="Normal"><text:span text:style-name="T51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52"/>
      <text:p text:style-name="P53"/>
      <text:p text:style-name="Normal"><text:span text:style-name="T54">Supervisory body</text:span><text:line-break/><text:span text:style-name="T55">For example, the Solicitors Regulation Authority</text:span></text:p>
      <text:p text:style-name="Normal"><text:span text:style-name="T56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57"/>
      <text:p text:style-name="P58"/>
      <text:p text:style-name="Normal"><text:span text:style-name="T59">Anti-Money Laundering (AML) registration number (if applicable)</text:span></text:p>
      <text:p text:style-name="Normal"><text:span text:style-name="T60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61">)</text:span></text:p>
      <text:p text:style-name="P62"/>
      <text:p text:style-name="P63"/>
      <text:p text:style-name="Normal"><text:span text:style-name="T64">What is the name of the person with overall<text:s/></text:span><text:span text:style-name="T65">responsibility for identity checks?</text:span><text:line-break/><text:span text:style-name="T66">For example, tell us the name of the Head of Compliance</text:span></text:p>
      <text:p text:style-name="Normal"><draw:frame draw:id="id11" draw:style-name="a11" draw:name="Text Box 7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67"/>
      <text:p text:style-name="P68"/>
      <text:p text:style-name="P69">Details of overseas entity</text:p>
      <text:p text:style-name="P70"/>
      <text:p text:style-name="P71">Application reference number</text:p>
      <text:p text:style-name="P72">This is the 18-digit number in the confirmation email that was sent to the person who<text:s/>registered the overseas entity</text:p>
      <text:p text:style-name="Normal"><text:span text:style-name="T73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4"/>
      <text:p text:style-name="P75"/>
      <text:p text:style-name="Normal"><text:span text:style-name="T76">Name of overseas entity</text:span></text:p>
      <text:p text:style-name="Normal"><text:span text:style-name="T77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8"/>
      <text:p text:style-name="P79"/>
      <text:p text:style-name="P80">Name of each beneficial owner and managing officer you’ve carried out identity checks for<text:s/></text:p>
      <text:p text:style-name="P81">You can add more using the continuation page at the end of this statement</text:p>
      <text:p text:style-name="Normal"><text:span text:style-name="T82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83"/>
      <text:p text:style-name="Normal"><text:span text:style-name="T84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5"/>
      <text:p text:style-name="Normal"><text:span text:style-name="T86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7"/>
      <text:p text:style-name="Normal"><text:span text:style-name="T88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89"/>
      <text:p text:style-name="Normal"><text:span text:style-name="T90"><draw:frame draw:z-index="251658259" draw:id="id18" draw:style-name="a18" draw:name="Text Box 2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91"/>
      <text:p text:style-name="P92"/>
      <text:p text:style-name="Normal"><text:span text:style-name="T93">When were the identity checks completed?</text:span></text:p>
      <text:p text:style-name="P94">For example 27 3 2022</text:p>
      <text:p text:style-name="P95"><text:span text:style-name="T96">These must be completed no more than 3 months before an overseas entity is registered. </text:span></text:p>
      <text:p text:style-name="Normal"><draw:frame draw:id="id19" draw:style-name="a19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0" draw:style-name="a20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1" draw:style-name="a21" draw:name="Text Box 5" text:anchor-type="as-char" svg:x="0in" svg:y="0in" svg:width="0.76042in" svg:height="0.26667in" style:rel-width="scale" style:rel-height="scale"><draw:text-box><text:p text:style-name="Normal"/></draw:text-box><svg:title/><svg:desc/></draw:frame></text:p>
      <text:p text:style-name="P97"/>
      <text:p text:style-name="P98"/>
      <text:p text:style-name="P99"/>
      <text:soft-page-break/>
      <text:p text:style-name="P100">Agent assurance code and declaration</text:p>
      <text:p text:style-name="P101"/>
      <text:p text:style-name="Normal"><text:span text:style-name="T102">Agent assurance code</text:span><text:line-break/><text:span text:style-name="T103">If you do not have a code, you can find out how to request one at<text:s/></text:span><text:span text:style-name="T104">gov.uk/guidance/agent-assurance-code</text:span></text:p>
      <text:p text:style-name="P105"/>
      <text:p text:style-name="Normal"><text:span text:style-name="T106"><draw:frame draw:z-index="251658285" draw:id="id22" draw:style-name="a22" draw:name="Text Box 5" text:anchor-type="paragraph" svg:x="0in" svg:y="0.00297in" svg:width="2.03056in" svg:height="0.26667in" style:rel-width="scale" style:rel-height="scale"><draw:text-box><text:p text:style-name="Normal"/></draw:text-box><svg:title/><svg:desc/></draw:frame></text:span></text:p>
      <text:p text:style-name="P107"/>
      <text:p text:style-name="P108">Declaration</text:p>
      <text:p text:style-name="Normal"><text:span text:style-name="T109"><draw:custom-shape svg:x="0in" svg:y="0.17077in" svg:width="0.29653in" svg:height="0.30764in" draw:z-index="251658283" draw:id="id23" draw:style-name="a23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10"><text:span text:style-name="T111">I confirm that verification has been carried<text:s/></text:span><text:span text:style-name="T112">out as required by<text:s/></text:span><text:span text:style-name="T113">The Register of Overseas Entities (Verification and Provision of Information) Regulations 2022. I confirm that</text:span><text:span text:style-name="T114"><text:s/>the<text:s/></text:span><text:span text:style-name="T115">information provided in this statement is accurate.<text:s/></text:span></text:p>
      <text:p text:style-name="P116"/>
      <text:p text:style-name="P117"/>
      <text:p text:style-name="P118">Full name</text:p>
      <text:p text:style-name="P119">Enter your full name in block capitals</text:p>
      <text:p text:style-name="Normal"><draw:frame draw:id="id24" draw:style-name="a24" draw:name="Text Box 24" text:anchor-type="as-char" svg:x="0in" svg:y="0in" svg:width="2.26528in" svg:height="0.26667in" style:rel-width="scale" style:rel-height="scale"><draw:text-box><text:p text:style-name="Normal"/></draw:text-box><svg:title/><svg:desc/></draw:frame></text:p>
      <text:p text:style-name="P120"/>
      <text:p text:style-name="P121">Signature</text:p>
      <text:p text:style-name="Normal"><text:span text:style-name="T122"><draw:frame draw:z-index="251658248" draw:id="id25" draw:style-name="a25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23"/>
      <text:p text:style-name="P124"/>
      <text:p text:style-name="P125"/>
      <text:p text:style-name="P126">Date</text:p>
      <text:p text:style-name="Normal"><text:span text:style-name="T127"><draw:frame draw:z-index="251658260" draw:id="id26" draw:style-name="a26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Continuation page</text:p>
      <text:p text:style-name="P164"/>
      <text:p text:style-name="P165">Name of each beneficial owner and managing officer you’ve<text:s/>carried out identity checks for<text:s/></text:p>
      <text:p text:style-name="P166"/>
      <text:p text:style-name="Normal"><text:span text:style-name="T167"><draw:frame draw:z-index="251658249" draw:id="id27" draw:style-name="a27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28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/text:p>
      <text:p text:style-name="Normal"><text:span text:style-name="T176"><draw:frame draw:z-index="251658263" draw:id="id28" draw:style-name="a29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77"/>
      <text:p text:style-name="Normal"><text:span text:style-name="T178"><draw:frame draw:z-index="251658264" draw:id="id29" draw:style-name="a30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79"/>
      <text:p text:style-name="Normal"><text:span text:style-name="T180"><draw:frame draw:z-index="251658266" draw:id="id30" draw:style-name="a31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81"/>
      <text:p text:style-name="Normal"><text:span text:style-name="T182"><draw:frame draw:z-index="251658265" draw:id="id31" draw:style-name="a32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83"/>
      <text:p text:style-name="Normal"><text:span text:style-name="T184"><draw:frame draw:z-index="251658250" draw:id="id32" draw:style-name="a33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85"/>
      <text:p text:style-name="Normal"><text:span text:style-name="T186"><draw:frame draw:z-index="251658262" draw:id="id33" draw:style-name="a34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87"/>
      <text:p text:style-name="Normal"><text:span text:style-name="T188"><draw:frame draw:z-index="251658270" draw:id="id34" draw:style-name="a35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89"/>
      <text:p text:style-name="Normal"><text:span text:style-name="T190"><draw:frame draw:z-index="251658269" draw:id="id35" draw:style-name="a36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91"/>
      <text:p text:style-name="Normal"><text:span text:style-name="T192"><draw:frame draw:z-index="251658271" draw:id="id36" draw:style-name="a37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93"/>
      <text:p text:style-name="Normal"><text:span text:style-name="T194"><draw:frame draw:z-index="251658272" draw:id="id37" draw:style-name="a38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95"/>
      <text:p text:style-name="Normal"><text:span text:style-name="T196"><draw:frame draw:z-index="251658274" draw:id="id38" draw:style-name="a39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97"/>
      <text:p text:style-name="Normal"><text:span text:style-name="T198"><draw:frame draw:z-index="251658282" draw:id="id39" draw:style-name="a40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199"/>
      <text:p text:style-name="Normal"><text:span text:style-name="T200"><draw:frame draw:z-index="251658281" draw:id="id40" draw:style-name="a41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201"/>
      <text:p text:style-name="Normal"><text:span text:style-name="T202"><draw:frame draw:z-index="251658280" draw:id="id41" draw:style-name="a42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3"/>
      <text:p text:style-name="Normal"><text:span text:style-name="T204"><draw:frame draw:z-index="251658279" draw:id="id42" draw:style-name="a43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5"/>
      <text:p text:style-name="Normal"><text:span text:style-name="T206"><draw:frame draw:z-index="251658278" draw:id="id43" draw:style-name="a44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7"/>
      <text:soft-page-break/>
      <text:p text:style-name="Normal"><text:span text:style-name="T208"><draw:frame draw:z-index="251658277" draw:id="id44" draw:style-name="a45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9"/>
      <text:p text:style-name="Normal"><text:span text:style-name="T210"><draw:frame draw:z-index="251658276" draw:id="id45" draw:style-name="a46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1"/>
      <text:p text:style-name="Normal"><text:span text:style-name="T212"><draw:frame draw:z-index="251658275" draw:id="id46" draw:style-name="a47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3"/>
      <text:p text:style-name="Normal"><text:span text:style-name="T214"><draw:frame draw:z-index="251658273" draw:id="id47" draw:style-name="a48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5"/>
      <text:p text:style-name="Normal"><text:span text:style-name="T216"><draw:frame draw:z-index="251658268" draw:id="id48" draw:style-name="a49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17"/>
      <text:p text:style-name="Normal"><text:span text:style-name="T218"><draw:frame draw:z-index="251658267" draw:id="id49" draw:style-name="a50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alibri Light" style:font-name-asian="Yu Gothic Light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Francis</meta:initial-creator>
    <dc:creator>Sheena Patel</dc:creator>
    <meta:creation-date>2022-06-22T15:58:00Z</meta:creation-date>
    <dc:date>2022-06-28T12:55:00Z</dc:date>
    <meta:template xlink:href="Normal.dotm" xlink:type="simple"/>
    <meta:editing-cycles>73</meta:editing-cycles>
    <meta:editing-duration>PT60S</meta:editing-duration>
    <meta:document-statistic meta:page-count="5" meta:paragraph-count="4" meta:word-count="372" meta:character-count="2492" meta:row-count="17" meta:non-whitespace-character-count="2124"/>
  </office:meta>
</office:document-meta>
</file>